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745b" officeooo:paragraph-rsid="0007745b"/>
    </style:style>
    <style:style style:name="P2" style:family="paragraph" style:parent-style-name="Standard">
      <style:text-properties fo:font-size="15pt" officeooo:rsid="0007745b" officeooo:paragraph-rsid="0007745b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tab/><text:tab/>switch (month) {</text:p>
      <text:p text:style-name="P2"><text:tab/><text:tab/>case 1:</text:p>
      <text:p text:style-name="P2"><text:tab/><text:tab/>case 3:</text:p>
      <text:p text:style-name="P2"><text:tab/><text:tab/>case 5:</text:p>
      <text:p text:style-name="P2"><text:tab/><text:tab/>case 7:</text:p>
      <text:p text:style-name="P2"><text:tab/><text:tab/>case 8:</text:p>
      <text:p text:style-name="P2"><text:tab/><text:tab/>case 10:</text:p>
      <text:p text:style-name="P2"><text:tab/><text:tab/>case 12:</text:p>
      <text:p text:style-name="P2"><text:tab/><text:tab/><text:tab/>fate=31;</text:p>
      <text:p text:style-name="P2"><text:tab/><text:tab/><text:tab/>break;</text:p>
      <text:p text:style-name="P2"><text:tab/><text:tab/>case 4:</text:p>
      <text:p text:style-name="P2"><text:tab/><text:tab/>case 6:</text:p>
      <text:p text:style-name="P2"><text:tab/><text:tab/>case 9:</text:p>
      <text:p text:style-name="P2"><text:tab/><text:tab/>case 11:</text:p>
      <text:p text:style-name="P2"><text:tab/><text:tab/><text:tab/>fate=30;</text:p>
      <text:p text:style-name="P2"><text:tab/><text:tab/><text:tab/>break;</text:p>
      <text:p text:style-name="P2"><text:tab/><text:tab/>case 2:</text:p>
      <text:p text:style-name="P2"><text:tab/><text:tab/><text:tab/>if(year % 400 == 0 || (year % 4 == 0 &amp;&amp; year % 100 != 0)){</text:p>
      <text:p text:style-name="P2"><text:tab/><text:tab/><text:tab/><text:tab/>fate=29;</text:p>
      <text:p text:style-name="P2"><text:tab/><text:tab/><text:tab/>}else{</text:p>
      <text:p text:style-name="P2"><text:tab/><text:tab/><text:tab/><text:tab/>fate=28;</text:p>
      <text:p text:style-name="P2"><text:tab/><text:tab/><text:tab/>}</text:p>
      <text:p text:style-name="P2"><text:tab/><text:tab/>}</text:p>
      <text:p text:style-name="P2"><text:tab/><text:tab/>return fate;</text:p>
      <text:p text:style-name="P2"><text:tab/>}</text:p>
      <text:p text:style-name="P2"><text:tab/></text:p>
      <text:p text:style-name="P2">}/**</text:p>
      <text:p text:style-name="P2"><text:s text:c="4"/>* 给定某年某月某日，判断这一天是这一年的第几天</text:p>
      <text:p text:style-name="P2"><text:s text:c="4"/>* 1.3.5.7.8.10.12</text:p>
      <text:p text:style-name="P2"><text:s text:c="4"/>* @param args</text:p>
      <text:p text:style-name="P2"><text:s text:c="4"/>*/</text:p>
      <text:p text:style-name="P2"/>
      <text:p text:style-name="P2"><text:tab/>public static void main(String[] args) {</text:p>
      <text:p text:style-name="P2"><text:tab/> <text:s text:c="2"/>Scanner sc=new Scanner(System.in);</text:p>
      <text:p text:style-name="P2"><text:s text:c="7"/>String myyear=sc.nextLine();</text:p>
      <text:p text:style-name="P2"><text:s text:c="7"/>String[] years=myyear.split("-");</text:p>
      <text:p text:style-name="P2"><text:s text:c="7"/>Integer year=new Integer(years[0]);</text:p>
      <text:p text:style-name="P2"><text:s text:c="7"/>Integer month=new Integer(years[1]);</text:p>
      <text:p text:style-name="P2"><text:s text:c="7"/>Integer day=new Integer(years[2]);</text:p>
      <text:p text:style-name="P2"><text:s text:c="8"/>printyear(year, month);<text:tab/></text:p>
      <text:p text:style-name="P2"><text:s text:c="7"/>}</text:p>
      <text:p text:style-name="P2"><text:soft-page-break/><text:tab/> <text:s/>public static void printyear(int year,int month){</text:p>
      <text:p text:style-name="P2"><text:tab/><text:tab/> <text:s/>System.out.println("日\t一\t二\t三\t四\t五\t六");</text:p>
      <text:p text:style-name="P2"><text:tab/><text:tab/> <text:s/>int week=getweek(year, month, 1);</text:p>
      <text:p text:style-name="P2"><text:tab/><text:tab/> <text:s/>int mday=getfate(year, month);</text:p>
      <text:p text:style-name="P2"><text:tab/><text:tab/> <text:s/>//定义记数器换行</text:p>
      <text:p text:style-name="P2"><text:tab/><text:tab/> <text:s/>int conn=0;</text:p>
      <text:p text:style-name="P2"><text:tab/><text:tab/> <text:s/>for(int i=0;i&lt;week;i++){</text:p>
      <text:p text:style-name="P2"><text:tab/><text:tab/><text:tab/> <text:s/>conn++;</text:p>
      <text:p text:style-name="P2"><text:tab/><text:tab/><text:tab/> <text:s/>System.out.print("\t");</text:p>
      <text:p text:style-name="P2"><text:tab/><text:tab/> <text:s/>}</text:p>
      <text:p text:style-name="P2"><text:tab/><text:tab/> <text:s/>for(int i=1;i&lt;=mday;i++){</text:p>
      <text:p text:style-name="P2"><text:tab/><text:tab/><text:tab/> <text:s/>conn++;</text:p>
      <text:p text:style-name="P2"><text:tab/><text:tab/><text:tab/> <text:s/>System.out.print(i+"\t");</text:p>
      <text:p text:style-name="P2"><text:tab/><text:tab/><text:tab/> <text:s/>//判断一行等7个就换行</text:p>
      <text:p text:style-name="P2"><text:tab/><text:tab/><text:tab/> <text:s/>if(conn==7){</text:p>
      <text:p text:style-name="P2"><text:tab/><text:tab/><text:tab/><text:tab/> <text:s/>System.out.println();</text:p>
      <text:p text:style-name="P2"><text:tab/><text:tab/><text:tab/><text:tab/> <text:s/>System.out.println();</text:p>
      <text:p text:style-name="P2"><text:tab/><text:tab/><text:tab/><text:tab/> <text:s/>conn=0;</text:p>
      <text:p text:style-name="P2"><text:tab/><text:tab/><text:tab/> <text:s/>}</text:p>
      <text:p text:style-name="P2"><text:tab/><text:tab/> <text:s/>}</text:p>
      <text:p text:style-name="P2"><text:tab/>}//获得指定日期的星期天数</text:p>
      <text:p text:style-name="P2"><text:tab/>public static int getweek(int year,int month,int day){</text:p>
      <text:p text:style-name="P2"><text:tab/><text:tab/>int fday=getdays(year, month, day);</text:p>
      <text:p text:style-name="P2"><text:tab/><text:tab/>int week = (year-1+(year-1)/4-(year-1)/100+(year-1)/400+fday)%7;</text:p>
      <text:p text:style-name="P2"><text:tab/><text:tab/>return week;</text:p>
      <text:p text:style-name="P2"><text:tab/>}</text:p>
      <text:p text:style-name="P2"><text:tab/>//获得指定年月日的日在这一年的天数</text:p>
      <text:p text:style-name="P2"><text:tab/>public static int getdays(int year,int month,int day){</text:p>
      <text:p text:style-name="P2"><text:tab/><text:tab/>int days=0;</text:p>
      <text:p text:style-name="P2"><text:tab/><text:tab/>for(int i=1;i&lt;month;i++){</text:p>
      <text:p text:style-name="P2"><text:tab/><text:tab/><text:tab/>days=getfate(year, i);</text:p>
      <text:p text:style-name="P2"><text:tab/><text:tab/>}</text:p>
      <text:p text:style-name="P2"><text:tab/><text:tab/>return days+day;</text:p>
      <text:p text:style-name="P2"><text:tab/>}</text:p>
      <text:p text:style-name="P2"><text:tab/>//获得指定月份的天数</text:p>
      <text:p text:style-name="P2"><text:tab/>public static int getfate(int year,int month){</text:p>
      <text:p text:style-name="P2"><text:tab/><text:tab/>int fate=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S</meta:editing-duration>
    <meta:editing-cycles>3</meta:editing-cycles>
    <meta:generator>LibreOffice/5.3.0.3$Windows_X86_64 LibreOffice_project/7074905676c47b82bbcfbea1aeefc84afe1c50e1</meta:generator>
    <dc:date>2018-01-21T12:13:11.897000000</dc:date>
    <meta:document-statistic meta:table-count="0" meta:image-count="0" meta:object-count="0" meta:page-count="2" meta:paragraph-count="77" meta:word-count="257" meta:character-count="1559" meta:non-whitespace-character-count="1214"/>
    <meta:user-defined meta:name="Info 1"/>
    <meta:user-defined meta:name="Info 2"/>
    <meta:user-defined meta:name="Info 3"/>
    <meta:user-defined meta:name="Info 4"/>
  </office:meta>
</office:document-meta>
</file>